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svg:stroke-color="#800000" draw:marker-start-width="0.276cm" draw:marker-end-width="0.276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_20__28_var_29_" svg:stroke-width="0.051cm" svg:stroke-color="#808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_20__28_var_29_" svg:stroke-width="0.051cm" svg:stroke-color="#808000" draw:marker-start-width="0.276cm" draw:marker-end-width="0.276cm" draw:fill-color="#808000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7.891cm">
          <text:p/>
        </draw:line>
        <draw:line draw:style-name="gr2" draw:text-style-name="P1" draw:layer="layout" svg:x1="19.656cm" svg:y1="2.651cm" svg:x2="19.656cm" svg:y2="17.891cm">
          <text:p/>
        </draw:line>
        <draw:line draw:style-name="gr2" draw:text-style-name="P1" draw:layer="layout" svg:x1="22.756cm" svg:y1="2.651cm" svg:x2="22.756cm" svg:y2="17.891cm">
          <text:p/>
        </draw:line>
        <draw:line draw:style-name="gr2" draw:text-style-name="P1" draw:layer="layout" svg:x1="9.256cm" svg:y1="2.651cm" svg:x2="9.256cm" svg:y2="17.891cm">
          <text:p/>
        </draw:line>
        <draw:line draw:style-name="gr2" draw:text-style-name="P1" draw:layer="layout" svg:x1="5.656cm" svg:y1="2.651cm" svg:x2="5.656cm" svg:y2="10.906cm">
          <text:p/>
        </draw:line>
        <draw:line draw:style-name="gr3" draw:text-style-name="P1" draw:layer="layout" svg:x1="5.7cm" svg:y1="3.513cm" svg:x2="9.256cm" svg:y2="3.513cm">
          <text:p/>
        </draw:line>
        <draw:line draw:style-name="gr4" draw:text-style-name="P1" draw:layer="layout" svg:x1="9.256cm" svg:y1="4.194cm" svg:x2="12.685cm" svg:y2="4.194cm">
          <text:p/>
        </draw:line>
        <draw:line draw:style-name="gr5" draw:text-style-name="P1" draw:layer="layout" svg:x1="22.762cm" svg:y1="4.848cm" svg:x2="16.412cm" svg:y2="4.848cm">
          <text:p/>
        </draw:line>
        <draw:line draw:style-name="gr3" draw:text-style-name="P1" draw:layer="layout" svg:x1="19.587cm" svg:y1="5.429cm" svg:x2="16.412cm" svg:y2="5.429cm">
          <text:p/>
        </draw:line>
        <draw:line draw:style-name="gr4" draw:text-style-name="P1" draw:layer="layout" svg:x1="9.256cm" svg:y1="8.737cm" svg:x2="12.685cm" svg:y2="8.737cm">
          <text:p/>
        </draw:line>
        <draw:custom-shape draw:style-name="gr6" draw:text-style-name="P1" draw:layer="layout" svg:width="1.27cm" svg:height="0.935cm" svg:x="9.432cm" svg:y="2.91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1.27cm" svg:height="0.935cm" svg:x="14.785cm" svg:y="9.20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19.588cm" svg:y1="9.329cm" svg:x2="16.413cm" svg:y2="9.329cm">
          <text:p/>
        </draw:line>
        <draw:line draw:style-name="gr9" draw:text-style-name="P1" draw:layer="layout" svg:x1="22.762cm" svg:y1="9.848cm" svg:x2="16.412cm" svg:y2="9.848cm">
          <text:p/>
        </draw:line>
        <draw:line draw:style-name="gr3" draw:text-style-name="P1" draw:layer="layout" svg:x1="9.256cm" svg:y1="10.88cm" svg:x2="5.7cm" svg:y2="10.88cm">
          <text:p/>
        </draw:line>
        <draw:custom-shape draw:style-name="gr10" draw:text-style-name="P1" draw:layer="layout" svg:width="3.429cm" svg:height="0.77cm" svg:x="9.256cm" svg:y="10.7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7.891cm">
          <text:p/>
        </draw:line>
        <draw:line draw:style-name="gr4" draw:text-style-name="P1" draw:layer="layout" svg:x1="12.857cm" svg:y1="4.194cm" svg:x2="16.286cm" svg:y2="4.194cm">
          <text:p/>
        </draw:line>
        <draw:line draw:style-name="gr4" draw:text-style-name="P1" draw:layer="layout" svg:x1="12.857cm" svg:y1="8.737cm" svg:x2="16.286cm" svg:y2="8.737cm">
          <text:p/>
        </draw:line>
        <draw:line draw:style-name="gr11" draw:text-style-name="P1" draw:layer="layout" svg:x1="12.858cm" svg:y1="6.037cm" svg:x2="16.287cm" svg:y2="6.037cm">
          <text:p/>
        </draw:line>
        <draw:custom-shape draw:style-name="gr12" draw:text-style-name="P1" draw:layer="layout" svg:width="3.429cm" svg:height="0.77cm" svg:x="9.257cm" svg:y="6.085cm">
          <text:p/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draw:layer="layout" svg:width="1.27cm" svg:height="0.935cm" svg:x="9.432cm" svg:y="7.41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1" draw:layer="layout" svg:width="1.27cm" svg:height="0.935cm" svg:x="14.832cm" svg:y="4.7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59cm" svg:y1="10.637cm" svg:x2="16.288cm" svg:y2="10.637cm">
          <text:p/>
        </draw:line>
        <draw:line draw:style-name="gr3" draw:text-style-name="P1" draw:layer="layout" svg:x1="9.257cm" svg:y1="6.28cm" svg:x2="5.701cm" svg:y2="6.28cm">
          <text:p/>
        </draw:line>
        <draw:line draw:style-name="gr3" draw:text-style-name="P1" draw:layer="layout" svg:x1="9.258cm" svg:y1="7.68cm" svg:x2="5.702cm" svg:y2="7.68cm">
          <text:p/>
        </draw:line>
        <draw:custom-shape draw:style-name="gr1" draw:text-style-name="P1" draw:layer="layout" svg:width="2.381cm" svg:height="1.395cm" svg:x="4.59cm" svg:y="12.156cm">
          <text:p text:style-name="P2">new 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656cm" svg:y1="13.551cm" svg:x2="5.656cm" svg:y2="17.891cm">
          <text:p/>
        </draw:line>
        <draw:line draw:style-name="gr3" draw:text-style-name="P1" draw:layer="layout" svg:x1="5.7cm" svg:y1="14.413cm" svg:x2="9.256cm" svg:y2="14.413cm">
          <text:p/>
        </draw:line>
        <draw:line draw:style-name="gr4" draw:text-style-name="P1" draw:layer="layout" svg:x1="9.256cm" svg:y1="15.094cm" svg:x2="12.685cm" svg:y2="15.094cm">
          <text:p/>
        </draw:line>
        <draw:line draw:style-name="gr5" draw:text-style-name="P1" draw:layer="layout" svg:x1="22.762cm" svg:y1="15.748cm" svg:x2="16.412cm" svg:y2="15.748cm">
          <text:p/>
        </draw:line>
        <draw:line draw:style-name="gr3" draw:text-style-name="P1" draw:layer="layout" svg:x1="19.587cm" svg:y1="16.329cm" svg:x2="16.412cm" svg:y2="16.329cm">
          <text:p/>
        </draw:line>
        <draw:custom-shape draw:style-name="gr6" draw:text-style-name="P1" draw:layer="layout" svg:width="1.27cm" svg:height="0.935cm" svg:x="9.432cm" svg:y="13.81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3" draw:text-style-name="P1" draw:layer="layout" svg:x1="9.256cm" svg:y1="17.08cm" svg:x2="5.7cm" svg:y2="17.08cm">
          <text:p/>
        </draw:line>
        <draw:custom-shape draw:style-name="gr10" draw:text-style-name="P1" draw:layer="layout" svg:width="3.429cm" svg:height="0.77cm" svg:x="9.256cm" svg:y="16.9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2.857cm" svg:y1="15.094cm" svg:x2="16.286cm" svg:y2="15.094cm">
          <text:p/>
        </draw:line>
        <draw:custom-shape draw:style-name="gr14" draw:text-style-name="P1" draw:layer="layout" svg:width="1.27cm" svg:height="0.935cm" svg:x="14.832cm" svg:y="15.6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6cm" svg:y1="16.937cm" svg:x2="16.289cm" svg:y2="16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2T09:09:18</dc:date>
    <dc:creator>Peter Kehl</dc:creator>
    <meta:editing-duration>PT5H10M26S</meta:editing-duration>
    <meta:editing-cycles>12</meta:editing-cycles>
    <meta:generator>LibreOffice/3.4$Unix LibreOffice_project/340m1$Build-502</meta:generator>
    <meta:document-statistic meta:object-count="44"/>
  </office:meta>
</office:document-meta>
</file>